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xpr = a+b</text:p>
      <text:p text:style-name="Standard">Closure and goto calculation.</text:p>
      <text:p text:style-name="Standard">Start time: 15.02.2009 14:09:21</text:p>
      <text:p text:style-name="Standard">End time: 15.02.2009 14:09:22 Total: 00:00:01.1810000</text:p>
      <text:p text:style-name="Standard">Start time: 15.02.2009 14:09:22</text:p>
      <text:p text:style-name="Standard"><text:s/>PARSER</text:p>
      <text:p text:style-name="Standard">Parser q : <text:s/>[{prod_num = 0; prod_name = "S"; item_num = 0;</text:p>
      <text:p text:style-name="Standard"><text:tab/> <text:s text:c="5"/>symb = Some (Terminal ("E", (1, 1))); next_num = Some 1; }]</text:p>
      <text:p text:style-name="Standard">Parser i : 4</text:p>
      <text:p text:style-name="Standard"><text:tab/>CLIMB</text:p>
      <text:p text:style-name="Standard"><text:tab/>Climb i : 3</text:p>
      <text:p text:style-name="Standard"><text:tab/>Climb x : "a"</text:p>
      <text:p text:style-name="Standard"><text:tab/>Climb q : <text:s/>[{prod_num = 0; <text:s/>prod_name = "S"; item_num = 0;</text:p>
      <text:p text:style-name="Standard"><text:tab/><text:tab/> <text:s text:c="7"/>symb = Some (Terminal ("E", (1, 1))); next_num = Some 1;}]</text:p>
      <text:p text:style-name="Standard"><text:tab/><text:tab/> PARSER</text:p>
      <text:p text:style-name="Standard"><text:tab/><text:tab/>Parser q : <text:s text:c="2"/>[{prod_num = 1; prod_name = "E"; item_num = 8; <text:s/>symb = null;</text:p>
      <text:p text:style-name="Standard"><text:tab/><text:tab/><text:tab/> <text:s text:c="8"/>next_num = null;};</text:p>
      <text:p text:style-name="Standard"><text:tab/><text:tab/><text:tab/> <text:s text:c="7"/>{prod_num = 1; <text:s/>prod_name = "E"; item_num = 8;</text:p>
      <text:p text:style-name="Standard"><text:tab/> <text:s text:c="33"/>symb = Some (Terminal ("a", (1, 1))); next_num = Some 8;};</text:p>
      <text:p text:style-name="Standard"><text:tab/><text:tab/><text:tab/> <text:s text:c="7"/>{prod_num = 1; <text:s/>prod_name = "E"; item_num = 8;</text:p>
      <text:p text:style-name="Standard"><text:tab/><text:tab/><text:tab/> <text:s text:c="9"/>symb = Some (Terminal ("b", (1, 1))); next_num = Some 9; }]</text:p>
      <text:p text:style-name="Standard"><text:tab/><text:tab/>Parser i : 3</text:p>
      <text:p text:style-name="Standard"><text:tab/><text:tab/><text:tab/> CLIMB</text:p>
      <text:p text:style-name="Standard"><text:tab/><text:tab/><text:tab/>Climb i : 2</text:p>
      <text:p text:style-name="Standard"><text:tab/><text:tab/><text:tab/>Climb x : "+"</text:p>
      <text:p text:style-name="Standard"><text:tab/><text:tab/><text:tab/>Climb q : <text:s/>[{prod_num = 1; prod_name = "E"; item_num = 8; symb = null;</text:p>
      <text:p text:style-name="Standard"><text:tab/><text:tab/><text:tab/><text:tab/> <text:s text:c="7"/>next_num = null;}; </text:p>
      <text:p text:style-name="Standard"><text:s text:c="54"/>{prod_num = 1; prod_name = "E";item_num = 8;</text:p>
      <text:p text:style-name="Standard"><text:tab/><text:tab/> <text:s text:c="33"/>symb = Some (Terminal ("a", (1, 1))); next_num = Some 8; };</text:p>
      <text:p text:style-name="Standard"><text:tab/><text:tab/><text:tab/><text:tab/> <text:s text:c="6"/>{prod_num = 1; prod_name = "E";item_num = 8;</text:p>
      <text:p text:style-name="Standard"><text:s text:c="3"/><text:tab/><text:tab/><text:tab/><text:tab/> <text:s text:c="9"/>symb = Some (Terminal ("b", (1, 1))); next_num = Some 9; }]</text:p>
      <text:p text:style-name="Standard"/>
      <text:p text:style-name="Standard"><text:s/><text:tab/><text:tab/><text:tab/><text:tab/>PARSER</text:p>
      <text:p text:style-name="Standard"><text:tab/><text:tab/><text:tab/><text:tab/>Parser q : <text:s text:c="2"/>[]</text:p>
      <text:p text:style-name="Standard"><text:tab/><text:tab/><text:tab/><text:tab/>Parser i : 2</text:p>
      <text:p text:style-name="Standard"><text:tab/><text:tab/><text:tab/><text:tab/><text:tab/> CLIMB</text:p>
      <text:p text:style-name="Standard"><text:tab/><text:tab/><text:tab/><text:tab/><text:tab/>Climb i : 1</text:p>
      <text:p text:style-name="Standard"><text:tab/><text:tab/><text:tab/><text:tab/><text:tab/>Climb x : "b"</text:p>
      <text:p text:style-name="Standard"><text:tab/><text:tab/><text:tab/><text:tab/><text:tab/>Climb q : <text:s text:c="2"/>[]</text:p>
      <text:p text:style-name="Standard"><text:tab/><text:tab/><text:tab/><text:tab/><text:tab/>Climb new_q : <text:s text:c="2"/>[]</text:p>
      <text:p text:style-name="Standard"><text:tab/><text:tab/><text:tab/>Climb new_q : <text:s text:c="2"/>[({prod_num = 1; prod_name = "E"; item_num = 8;</text:p>
      <text:p text:style-name="Standard"><text:tab/><text:tab/><text:tab/><text:tab/><text:tab/> <text:s text:c="2"/>symb = null; next_num = null;}, 3)]</text:p>
      <text:p text:style-name="Standard"><text:tab/><text:tab/><text:tab/><text:tab/> CLIMB</text:p>
      <text:p text:style-name="Standard"><text:tab/><text:tab/><text:tab/><text:tab/>Climb i : 3</text:p>
      <text:p text:style-name="Standard"><text:tab/><text:tab/><text:tab/><text:tab/>Climb x : "E"</text:p>
      <text:p text:style-name="Standard"><text:tab/><text:tab/><text:tab/><text:tab/>Climb q :[prod_num = 0; <text:s/>prod_name = "S"; <text:s/>item_num = 0;</text:p>
      <text:p text:style-name="Standard"><text:tab/><text:tab/><text:tab/><text:tab/><text:tab/> <text:s text:c="2"/>symb=(Terminal ("E", (1, 1))); next_num = Some 1; }]</text:p>
      <text:p text:style-name="Standard"><text:tab/><text:tab/><text:tab/><text:tab/><text:tab/> PARSER</text:p>
      <text:p text:style-name="Standard"><text:tab/><text:tab/><text:tab/><text:tab/><text:tab/>Parser q :[{prod_num = 0; prod_name = "S"; item_num = 1;</text:p>
      <text:p text:style-name="Standard"><text:tab/><text:tab/><text:tab/><text:tab/><text:tab/> <text:s/><text:tab/> <text:s text:c="5"/>symb = null; <text:s/>next_num = null;};</text:p>
      <text:p text:style-name="Standard"><text:tab/><text:tab/><text:tab/><text:tab/><text:tab/><text:tab/> <text:s text:c="4"/>{prod_num = 1; prod_name = "E";item_num = 1;</text:p>
      <text:p text:style-name="Standard"><text:tab/><text:tab/><text:tab/><text:tab/><text:tab/> <text:s text:c="19"/>symb = <text:s/>(Terminal ("*", (1, 1))); next_num = <text:s/>3;};</text:p>
      <text:p text:style-name="Standard"><text:tab/><text:tab/><text:tab/><text:tab/><text:tab/><text:tab/> <text:s text:c="4"/>{prod_num = 1; prod_name = "E"; <text:s/>item_num = 1;</text:p>
      <text:p text:style-name="Standard"><text:s text:c="2"/><text:tab/><text:tab/><text:tab/><text:tab/><text:tab/><text:tab/> <text:s text:c="7"/>symb = (Terminal ("+", (1, 1))); next_num = <text:s/>2; }]</text:p>
      <text:p text:style-name="Standard"><text:tab/><text:tab/><text:tab/><text:tab/><text:tab/>Parser i : 3</text:p>
      <text:p text:style-name="Standard"><text:s/><text:tab/><text:tab/><text:tab/><text:tab/><text:tab/><text:tab/>CLIMB</text:p>
      <text:p text:style-name="Standard"><text:tab/><text:tab/><text:tab/><text:tab/><text:tab/><text:tab/>Climb i : 2</text:p>
      <text:p text:style-name="Standard"><text:tab/><text:tab/><text:tab/><text:tab/><text:tab/><text:tab/>Climb x : "+"</text:p>
      <text:p text:style-name="Standard"><text:tab/><text:tab/><text:tab/><text:tab/><text:tab/><text:tab/>Climb q :[{prod = 0; prod_name = "S";</text:p>
      <text:p text:style-name="Standard"><text:s text:c="4"/><text:tab/><text:tab/><text:tab/><text:tab/><text:tab/><text:tab/><text:tab/> <text:s text:c="4"/>item = 1; symb = null;next = null;}; <text:tab/><text:tab/><text:tab/><text:tab/><text:tab/><text:tab/><text:tab/><text:tab/> <text:s text:c="3"/>{prod = 1; prodname = "E";item = 1;</text:p>
      <text:p text:style-name="Standard"><text:s text:c="20"/><text:tab/><text:tab/><text:tab/><text:tab/><text:tab/><text:tab/> <text:s text:c="5"/>symb = (Terminal ("*", (1, 1)));next = 3;};</text:p>
      <text:p text:style-name="Standard"><text:s text:c="3"/><text:tab/><text:tab/><text:tab/><text:tab/><text:tab/><text:tab/><text:tab/> <text:s text:c="3"/>{prod = 1;prod = "E"; item = 1;</text:p>
      <text:p text:style-name="Standard"><text:s text:c="4"/><text:tab/><text:tab/><text:tab/><text:tab/><text:tab/><text:tab/><text:tab/> <text:s text:c="4"/>symb= (Terminal ("+", (1, 1))); next = <text:s/>2; }]</text:p>
      <text:p text:style-name="Standard"><text:tab/><text:tab/><text:tab/><text:tab/><text:tab/><text:tab/><text:tab/> PARSER</text:p>
      <text:p text:style-name="Standard"><text:tab/><text:tab/><text:tab/><text:tab/><text:tab/><text:tab/><text:tab/>Parser q :[{prod = 1;prod = "E"; item = 2;</text:p>
      <text:p text:style-name="Standard"><text:s text:c="4"/><text:tab/><text:tab/><text:tab/><text:tab/><text:tab/><text:tab/><text:tab/><text:tab/> <text:s text:c="4"/>symb = <text:s/>(Terminal ("E", (1, 1)));</text:p>
      <text:p text:style-name="Standard"><text:s text:c="5"/><text:tab/><text:tab/><text:tab/><text:tab/><text:tab/><text:tab/><text:tab/><text:tab/> <text:s text:c="4"/>next_num = Some 4;}]</text:p>
      <text:p text:style-name="Standard"><text:tab/><text:tab/><text:tab/><text:tab/><text:tab/><text:tab/><text:tab/>Parser i : 2</text:p>
      <text:p text:style-name="Standard"><text:s/><text:tab/><text:tab/><text:tab/><text:tab/><text:tab/><text:tab/><text:tab/><text:tab/>CLIMB</text:p>
      <text:p text:style-name="Standard"><text:tab/><text:tab/><text:tab/><text:tab/><text:tab/><text:tab/><text:tab/><text:tab/>Climb i : 1</text:p>
      <text:p text:style-name="Standard"><text:tab/><text:tab/><text:tab/><text:tab/><text:tab/><text:tab/><text:tab/><text:tab/>Climb x : "b"</text:p>
      <text:p text:style-name="Standard"><text:tab/><text:tab/><text:tab/><text:tab/><text:tab/><text:tab/><text:tab/><text:tab/>Climb q : <text:s text:c="2"/>[{prod = 1; prod = "E";</text:p>
      <text:p text:style-name="Standard"><text:s text:c="6"/><text:tab/><text:tab/><text:tab/><text:tab/><text:tab/><text:tab/><text:tab/><text:tab/><text:tab/> <text:s text:c="8"/>item_num = 2;</text:p>
      <text:p text:style-name="Standard"><text:s text:c="5"/><text:tab/><text:tab/><text:tab/><text:tab/><text:tab/><text:tab/><text:tab/><text:tab/><text:tab/> <text:s text:c="7"/>symb = <text:s/>("E", (1, 1)));</text:p>
      <text:p text:style-name="Standard"><text:s text:c="6"/><text:tab/><text:tab/><text:tab/><text:tab/><text:tab/><text:tab/><text:tab/><text:tab/><text:tab/> <text:s text:c="7"/>next = <text:s/>4;}]</text:p>
      <text:p text:style-name="Standard"><text:s/><text:tab/><text:tab/><text:tab/><text:tab/><text:tab/><text:tab/><text:tab/><text:tab/><text:tab/>PARSER</text:p>
      <text:p text:style-name="Standard"><text:tab/><text:tab/><text:tab/><text:tab/><text:tab/><text:tab/><text:tab/><text:tab/><text:tab/>Parser q : <text:s/>[{prod =1; prod = "E"; <text:s text:c="2"/><text:tab/><text:tab/><text:tab/><text:tab/><text:tab/><text:tab/><text:tab/><text:tab/><text:tab/><text:tab/> <text:s text:c="6"/>item = 9;symb = null;</text:p>
      <text:p text:style-name="Standard"><text:s text:c="4"/><text:tab/><text:tab/><text:tab/><text:tab/><text:tab/><text:tab/><text:tab/><text:tab/><text:tab/><text:tab/> <text:s text:c="6"/>next_num = null;}</text:p>
      <text:p text:style-name="Standard"><text:tab/><text:tab/><text:tab/><text:tab/><text:tab/><text:tab/><text:tab/><text:tab/><text:tab/><text:tab/> <text:s text:c="5"/>{prod = 1;prod = "E";</text:p>
      <text:p text:style-name="Standard"><text:s text:c="34"/><text:tab/><text:tab/><text:tab/><text:tab/><text:tab/><text:tab/><text:tab/><text:tab/> <text:s text:c="7"/>item_num = 9;</text:p>
      <text:p text:style-name="Standard"><text:s text:c="34"/><text:tab/><text:tab/><text:tab/><text:tab/><text:tab/><text:tab/><text:tab/><text:tab/> <text:s text:c="6"/>symb= ("a", (1, 1));</text:p>
      <text:p text:style-name="Standard"><text:s text:c="34"/><text:tab/><text:tab/><text:tab/><text:tab/><text:tab/><text:tab/><text:tab/><text:tab/> <text:s text:c="6"/>next = <text:s/>8;};</text:p>
      <text:p text:style-name="Standard"><text:s text:c="2"/><text:tab/><text:tab/><text:tab/><text:tab/><text:tab/><text:tab/><text:tab/><text:tab/><text:tab/><text:tab/> <text:s text:c="4"/>{prod =1;prod= "E";</text:p>
      <text:p text:style-name="Standard"><text:s text:c="2"/><text:tab/><text:tab/><text:tab/><text:tab/><text:tab/><text:tab/><text:tab/><text:tab/><text:tab/><text:tab/> <text:s text:c="6"/>item_num = 9;</text:p>
      <text:p text:style-name="Standard"><text:s text:c="3"/><text:tab/><text:tab/><text:tab/><text:tab/><text:tab/><text:tab/><text:tab/><text:tab/><text:tab/><text:tab/> <text:s text:c="6"/>symb= ("b", (1, 1));</text:p>
      <text:p text:style-name="Standard"><text:tab/><text:tab/><text:tab/><text:tab/><text:tab/><text:tab/><text:tab/><text:tab/><text:tab/><text:tab/> <text:s text:c="6"/>next = <text:s/>9; }]</text:p>
      <text:p text:style-name="Standard"><text:tab/><text:tab/><text:tab/><text:tab/><text:tab/><text:tab/><text:tab/><text:tab/><text:tab/>Parser i : 1</text:p>
      <text:p text:style-name="Standard"><text:tab/><text:tab/><text:tab/><text:tab/><text:tab/><text:tab/><text:tab/><text:tab/>Climb new_q :[({prod = 1; <text:s/>prod = "E";</text:p>
      <text:p text:style-name="Standard"><text:s text:c="6"/><text:tab/><text:tab/><text:tab/><text:tab/><text:tab/><text:tab/><text:tab/><text:tab/><text:tab/><text:tab/> <text:s text:c="4"/>item = 9;symb = null;</text:p>
      <text:p text:style-name="Standard"><text:s text:c="7"/><text:tab/><text:tab/><text:tab/><text:tab/><text:tab/><text:tab/><text:tab/><text:tab/><text:tab/><text:tab/> <text:s text:c="3"/>next = null; }, 1)]</text:p>
      <text:p text:style-name="Standard"><text:s/><text:tab/><text:tab/><text:tab/><text:tab/><text:tab/><text:tab/><text:tab/><text:tab/><text:tab/>CLIMB</text:p>
      <text:p text:style-name="Standard"><text:tab/><text:tab/><text:tab/><text:tab/><text:tab/><text:tab/><text:tab/><text:tab/><text:tab/>Climb i : 1</text:p>
      <text:p text:style-name="Standard"><text:tab/><text:tab/><text:tab/><text:tab/><text:tab/><text:tab/><text:tab/><text:tab/><text:tab/>Climb x : "E"</text:p>
      <text:p text:style-name="Standard"><text:tab/><text:tab/><text:tab/><text:tab/><text:tab/><text:tab/><text:tab/><text:tab/><text:tab/>Climb q : <text:s text:c="2"/>[{prod_num = 1;</text:p>
      <text:p text:style-name="Standard"><text:s text:c="3"/><text:tab/><text:tab/><text:tab/><text:tab/><text:tab/><text:tab/><text:tab/><text:tab/><text:tab/><text:tab/> <text:s text:c="2"/>prod_name = "E";</text:p>
      <text:p text:style-name="Standard"><text:tab/><text:tab/><text:tab/><text:tab/><text:tab/><text:tab/><text:tab/><text:tab/><text:tab/><text:tab/> <text:s text:c="5"/>item_num = 2;</text:p>
      <text:p text:style-name="Standard"><text:tab/><text:tab/><text:tab/><text:tab/><text:tab/><text:tab/><text:tab/><text:tab/><text:tab/> <text:s text:c="4"/><text:tab/> symb = ("E", (1, 1)));</text:p>
      <text:p text:style-name="Standard"><text:s text:c="3"/><text:tab/><text:tab/><text:tab/><text:tab/><text:tab/><text:tab/><text:tab/><text:tab/><text:tab/><text:tab/> <text:s text:c="2"/>next_num = <text:s/>4;}]</text:p>
      <text:p text:style-name="Standard"><text:s/><text:tab/><text:tab/><text:tab/><text:tab/><text:tab/><text:tab/><text:tab/><text:tab/><text:tab/><text:tab/>PARSER</text:p>
      <text:p text:style-name="Standard"><text:tab/><text:tab/><text:tab/><text:tab/><text:tab/><text:tab/><text:tab/><text:tab/><text:tab/><text:tab/>Parser q : <text:s/></text:p>
      <text:p text:style-name="Standard"><text:s/><text:tab/><text:tab/><text:tab/><text:tab/><text:tab/><text:tab/><text:tab/><text:tab/><text:tab/><text:tab/><text:tab/> [{prod_num = 1;</text:p>
      <text:p text:style-name="Standard"><text:s text:c="3"/><text:tab/><text:tab/><text:tab/><text:tab/><text:tab/><text:tab/><text:tab/><text:tab/><text:tab/><text:tab/><text:tab/> prod_name = "E";</text:p>
      <text:p text:style-name="Standard"><text:s text:c="2"/><text:tab/><text:tab/><text:tab/><text:tab/><text:tab/><text:tab/><text:tab/><text:tab/><text:tab/><text:tab/><text:tab/> <text:s/>item_num = 1;</text:p>
      <text:p text:style-name="Standard"><text:s text:c="2"/><text:tab/><text:tab/> <text:s/><text:tab/><text:tab/><text:tab/><text:tab/><text:tab/><text:tab/><text:tab/><text:tab/><text:tab/>symb=("*",(1, 1));</text:p>
      <text:p text:style-name="Standard"><text:s text:c="3"/><text:tab/><text:tab/><text:tab/><text:tab/><text:tab/><text:tab/><text:tab/><text:tab/><text:tab/><text:tab/><text:tab/> next=3;}; </text:p>
      <text:p text:style-name="Standard"><text:tab/><text:tab/><text:tab/><text:tab/><text:tab/><text:tab/><text:tab/><text:tab/><text:tab/><text:tab/><text:tab/>{prod_num = 1;</text:p>
      <text:p text:style-name="Standard"><text:s text:c="33"/><text:tab/><text:tab/><text:tab/><text:tab/><text:tab/><text:tab/><text:tab/><text:tab/><text:tab/> prod_name = "E";</text:p>
      <text:p text:style-name="Standard"><text:s text:c="32"/><text:tab/><text:tab/><text:tab/><text:tab/><text:tab/><text:tab/><text:tab/><text:tab/><text:tab/> <text:s/>item_num = 1;</text:p>
      <text:p text:style-name="Standard"><text:s text:c="33"/><text:tab/><text:tab/><text:tab/><text:tab/> <text:tab/><text:tab/><text:tab/><text:tab/><text:tab/>symb="+", (1, 1);</text:p>
      <text:p text:style-name="Standard"><text:s text:c="33"/><text:tab/><text:tab/><text:tab/><text:tab/><text:tab/><text:tab/><text:tab/><text:tab/><text:tab/> next = 2;};</text:p>
      <text:p text:style-name="Standard"><text:s text:c="3"/><text:tab/><text:tab/><text:tab/><text:tab/><text:tab/><text:tab/><text:tab/><text:tab/><text:tab/><text:tab/><text:tab/>{prod_num = 1;</text:p>
      <text:p text:style-name="Standard"><text:s text:c="3"/><text:tab/><text:tab/><text:tab/><text:tab/><text:tab/><text:tab/><text:tab/><text:tab/><text:tab/><text:tab/><text:tab/> prod_name = "E";</text:p>
      <text:p text:style-name="Standard"><text:s text:c="3"/><text:tab/><text:tab/><text:tab/><text:tab/><text:tab/><text:tab/><text:tab/><text:tab/><text:tab/><text:tab/><text:tab/> item_num = 4;</text:p>
      <text:p text:style-name="Standard"><text:s text:c="3"/><text:tab/><text:tab/><text:tab/><text:tab/><text:tab/><text:tab/><text:tab/><text:tab/><text:tab/><text:tab/><text:tab/> symb = null;</text:p>
      <text:p text:style-name="Standard"><text:tab/><text:tab/><text:tab/><text:tab/><text:tab/><text:tab/><text:tab/><text:tab/><text:tab/><text:tab/><text:tab/> next = null;}]</text:p>
      <text:p text:style-name="Standard"><text:tab/><text:tab/><text:tab/><text:tab/><text:tab/><text:tab/><text:tab/><text:tab/><text:tab/><text:tab/><text:tab/>Parser i : 1</text:p>
      <text:p text:style-name="Standard"><text:tab/><text:tab/><text:tab/><text:tab/><text:tab/><text:tab/><text:tab/><text:tab/><text:tab/>Climb new_q : [({prod_num = 1;</text:p>
      <text:p text:style-name="Standard"><text:s text:c="6"/><text:tab/><text:tab/><text:tab/><text:tab/><text:tab/><text:tab/><text:tab/><text:tab/><text:tab/><text:tab/><text:tab/> prod_name = "E";</text:p>
      <text:p text:style-name="Standard"><text:s text:c="6"/><text:tab/><text:tab/><text:tab/><text:tab/><text:tab/><text:tab/><text:tab/><text:tab/><text:tab/><text:tab/><text:tab/> item_num = 4;</text:p>
      <text:p text:style-name="Standard"><text:s text:c="7"/><text:tab/><text:tab/><text:tab/><text:tab/><text:tab/><text:tab/><text:tab/><text:tab/><text:tab/><text:tab/><text:tab/>symb = null;</text:p>
      <text:p text:style-name="Standard"><text:s text:c="7"/><text:tab/><text:tab/><text:tab/><text:tab/><text:tab/><text:tab/><text:tab/><text:tab/><text:tab/><text:tab/><text:tab/>next = null;}, 1)]</text:p>
      <text:p text:style-name="Standard"><text:tab/><text:tab/><text:tab/><text:tab/><text:tab/><text:tab/>Climb new_q : <text:s text:c="2"/>[({prod_num = 1; prod_name = "E";</text:p>
      <text:p text:style-name="Standard"><text:s text:c="6"/><text:tab/><text:tab/><text:tab/><text:tab/><text:tab/><text:tab/><text:tab/><text:tab/> <text:s text:c="6"/>item=2;symb="E",(1, 1); next=4}1); <text:tab/><text:tab/><text:tab/><text:tab/><text:tab/><text:tab/><text:tab/><text:tab/> <text:s text:c="3"/>({prod = 1; <text:s/>prod_name = "E";</text:p>
      <text:p text:style-name="Standard"><text:s text:c="42"/><text:tab/><text:tab/><text:tab/><text:tab/><text:tab/> <text:s text:c="6"/>item_num = 3;</text:p>
      <text:p text:style-name="Standard"><text:s text:c="41"/><text:tab/><text:tab/><text:tab/><text:tab/> <text:s/><text:tab/> <text:s text:c="5"/>symb = <text:s/>(Terminal ("E", (1, 1)));</text:p>
      <text:p text:style-name="Standard"><text:s text:c="41"/><text:tab/><text:tab/><text:tab/><text:tab/><text:tab/> <text:s text:c="4"/>next_num = <text:s/>4;}, 1)]</text:p>
      <text:p text:style-name="Standard"><text:tab/>Climb new_q :[({prod = 0; prod_name = "S";item_num = 1; symb = null;next= null;}, 3); <text:tab/><text:tab/><text:tab/>({prod= 1;prod_name = "E";item_num = 1;symb="*", (1, 1)); next= <text:s/>3}, 1);</text:p>
      <text:p text:style-name="Standard"><text:s text:c="2"/><text:tab/><text:tab/><text:tab/> ({prod=1;prod_name = "E";item_num = 1; symb="+",(1, 1)); <text:s/>next=2;}, 1)]</text:p>
      <text:p text:style-name="Standard"><text:s/><text:tab/><text:tab/>CLIMB</text:p>
      <text:p text:style-name="Standard"><text:tab/><text:tab/>Climb i : 1</text:p>
      <text:p text:style-name="Standard"><text:tab/><text:tab/>Climb x : "E"</text:p>
      <text:p text:style-name="Standard"><text:tab/><text:tab/>Climb q : <text:s text:c="2"/>[{prod= 0; prod_name = "S";item_num = 0;symb="E",(1, 1)); next = 1; }]</text:p>
      <text:p text:style-name="Standard"><text:s/><text:tab/><text:tab/><text:tab/>PARSER</text:p>
      <text:p text:style-name="Standard"><text:tab/><text:tab/><text:tab/>Parser q :[{prod= 0; prod_name = "S";item=1;symb = null; next = null;}; <text:tab/><text:tab/><text:tab/><text:tab/><text:tab/> <text:s text:c="3"/>{prod=1;prod_name = "E";item=1;symb="*", (1, 1);next = <text:s/>3; };</text:p>
      <text:p text:style-name="Standard"><text:s text:c="2"/><text:tab/><text:tab/><text:tab/><text:tab/> <text:s text:c="3"/>{prod=1;prod_name = "E";item=1;symb= "+", (1, 1); next = 2;}]</text:p>
      <text:p text:style-name="Standard"><text:tab/><text:tab/><text:tab/>Parser i : 1</text:p>
      <text:p text:style-name="Standard"><text:tab/><text:tab/>Climb new_q : <text:s text:c="2"/>[({prod_num = 0; <text:s/>prod_name = "S"; <text:s/>item_num = 1; <text:s/>symb = null;</text:p>
      <text:p text:style-name="Standard"><text:s text:c="2"/><text:tab/><text:tab/><text:tab/><text:tab/>next_num = null; <text:s/>, 1)]</text:p>
      <text:p text:style-name="Standard">Result : true</text:p>
      <text:p text:style-name="Standard"/>
      <text:p text:style-name="Standard"/>
      <text:p text:style-name="Standard"/>
      <text:p text:style-name="Standard">End time: 15.02.2009 14:09:24 Total: 00:00:01.45200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pr = a</text:p>
      <text:p text:style-name="Standard">Closure and goto calculation.</text:p>
      <text:p text:style-name="Standard">Start time: 15.02.2009 14:12:56</text:p>
      <text:p text:style-name="Standard">End time: 15.02.2009 14:12:57 Total: 00:00:01.3120000</text:p>
      <text:p text:style-name="Standard">Start time: 15.02.2009 14:12:57</text:p>
      <text:p text:style-name="Standard">PARSER</text:p>
      <text:p text:style-name="Standard">Parser q : <text:s text:c="2"/>[{prod_num = 0; prod_name = "S"; item_num = 0; </text:p>
      <text:p text:style-name="Standard"><text:s text:c="25"/>symb = Some (Terminal ("E", (1, 1)));</text:p>
      <text:p text:style-name="Standard"><text:s text:c="24"/>next_num = Some 1; s = 0; f = seq [1];}]</text:p>
      <text:p text:style-name="Standard">Parser i : 2</text:p>
      <text:p text:style-name="Standard"><text:tab/>CLIMB</text:p>
      <text:p text:style-name="Standard"><text:tab/>Climb i : 1</text:p>
      <text:p text:style-name="Standard"><text:tab/>Climb x : "a"</text:p>
      <text:p text:style-name="Standard"><text:tab/>Climb q : [{prod_num = 0; prod_name = "S"; item_num = 0;</text:p>
      <text:p text:style-name="Standard"><text:s text:c="36"/>symb = Some (Terminal ("E", (1, 1)));</text:p>
      <text:p text:style-name="Standard"><text:s text:c="16"/><text:tab/><text:tab/>next_num = Some 1; s = 0; f = seq [1];}]</text:p>
      <text:p text:style-name="Standard"><text:tab/><text:tab/>PARSER</text:p>
      <text:p text:style-name="Standard"><text:tab/><text:tab/>Parser q : [{prod_num = 1; <text:s text:c="2"/>prod_name = "E"; <text:s/>item_num = 8; <text:s/>symb = null;</text:p>
      <text:p text:style-name="Standard"><text:tab/><text:tab/><text:tab/><text:tab/> <text:s text:c="3"/>next_num = null; s = 0; <text:s/>f = seq [0; 4; 7; 8; ...];};</text:p>
      <text:p text:style-name="Standard"><text:tab/><text:tab/><text:tab/><text:tab/> {prod_num = 1; prod_name = "E"; item_num = 8;</text:p>
      <text:p text:style-name="Standard"><text:s text:c="50"/>symb = Some (Terminal ("a", (1, 1))); <text:s/>next_num = Some 8;</text:p>
      <text:p text:style-name="Standard"><text:s text:c="50"/>s = 0; f = seq [0; 4; 7; 8; ...];};</text:p>
      <text:p text:style-name="Standard"><text:tab/><text:tab/><text:tab/><text:tab/> <text:s/>{prod_num = 1; <text:s/>prod_name = "E";item_num = 8;</text:p>
      <text:p text:style-name="Standard"><text:tab/><text:tab/><text:tab/><text:tab/> <text:s text:c="3"/>symb = Some (Terminal ("b", (1, 1))); <text:s/>next_num = Some 9;</text:p>
      <text:p text:style-name="Standard"><text:tab/><text:tab/><text:tab/><text:tab/> <text:s text:c="3"/>s = 0; <text:s/>f = seq [0; 4; 7; 8; ...];}]</text:p>
      <text:p text:style-name="Standard"><text:tab/><text:tab/><text:tab/>Parser i : 1</text:p>
      <text:p text:style-name="Standard"><text:tab/>Climb new_q : [({prod_num = 1; <text:s/>prod_name = "E"; <text:s/>item_num = 8; <text:s/>symb = null;</text:p>
      <text:p text:style-name="Standard"><text:tab/><text:tab/><text:tab/><text:tab/>next_num = null;s = 0;f = seq [0; 4; 7; 8; ...];}, 1)]</text:p>
      <text:p text:style-name="Standard"><text:tab/><text:tab/> CLIMB</text:p>
      <text:p text:style-name="Standard"><text:tab/><text:tab/>Climb i : 1</text:p>
      <text:p text:style-name="Standard"><text:tab/><text:tab/>Climb x : "E"</text:p>
      <text:p text:style-name="Standard"><text:tab/><text:tab/>Climb q : [{prod_num = 0; prod_name = "S"; item_num = 0;</text:p>
      <text:p text:style-name="Standard"><text:tab/><text:tab/><text:tab/><text:tab/>symb = Some (Terminal ("E", (1, 1))); next_num = Some 1;s = 0;</text:p>
      <text:p text:style-name="Standard"><text:tab/><text:tab/><text:tab/><text:tab/> <text:s/>f = <text:s/>[1];}]</text:p>
      <text:p text:style-name="Standard"><text:tab/><text:tab/><text:tab/> PARSER</text:p>
      <text:p text:style-name="Standard"><text:tab/><text:tab/><text:tab/>Parser q : <text:s/>[{prod_num = 0; <text:s/>prod_name = "S"; item_num = 1; symb = null; <text:tab/><text:tab/><text:tab/><text:tab/> <text:s text:c="7"/>next_num = null; s = 0; f = [1];}; <text:tab/><text:tab/><text:tab/> <text:tab/><text:tab/><text:tab/><text:tab/><text:tab/> <text:s text:c="6"/>{prod_num = 1; prod_name = "E"; item_num = 1;</text:p>
      <text:p text:style-name="Standard"><text:tab/><text:tab/><text:tab/><text:tab/> <text:s text:c="13"/>symb = Some (Terminal ("*", (1, 1))); <text:s/>next_num = Some 3;</text:p>
      <text:p text:style-name="Standard"><text:tab/><text:tab/><text:tab/><text:tab/> <text:s text:c="14"/>s = 0; f = [0; 4; 7; 8; ...];};</text:p>
      <text:p text:style-name="Standard"><text:tab/><text:tab/><text:tab/><text:tab/><text:tab/> <text:s/>{prod_num = 1; prod_name = "E"; item_num = 1;</text:p>
      <text:p text:style-name="Standard"><text:tab/><text:tab/><text:tab/><text:tab/><text:tab/> <text:s text:c="3"/>symb = Some (Terminal ("+", (1, 1))); <text:s/>next_num = Some 2;</text:p>
      <text:p text:style-name="Standard"><text:tab/><text:tab/><text:tab/><text:tab/><text:tab/> <text:s text:c="3"/>s = 0; <text:s/>f = [0; 4; 7; 8; ...];}]</text:p>
      <text:p text:style-name="Standard"><text:tab/><text:tab/><text:tab/>Parser i : 1</text:p>
      <text:p text:style-name="Standard"><text:tab/><text:tab/>Climb new_q : <text:s/>[({prod_num = 0; <text:s/>prod_name = "S"; <text:s/>item_num = 1;symb = null;</text:p>
      <text:p text:style-name="Standard"><text:tab/><text:tab/><text:tab/><text:tab/><text:tab/> next_num = null;s = 0; f = seq [1];}, 1)]</text:p>
      <text:p text:style-name="Standard">Result : true</text:p>
      <text:p text:style-name="Standard"/>
      <text:p text:style-name="Standard">End time: 15.02.2009 14:12:57 Total: 00:00:00.601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initial-creator>Semen</meta:initial-creator>
    <meta:creation-date>2009-02-15T18:19:06</meta:creation-date>
    <dc:creator>Semen</dc:creator>
    <dc:date>2009-02-15T21:25:07</dc:date>
    <dc:language>ru-RU</dc:language>
    <meta:editing-cycles>16</meta:editing-cycles>
    <meta:editing-duration>PT3H6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85" meta:word-count="1036" meta:character-count="7817"/>
  </office:meta>
</office:document-meta>
</file>